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87.76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999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childcare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kapinc</text:p>
          </table:table-cell>
          <table:table-cell office:value-type="string" calcext:value-type="string">
            <text:p>m_vermiet</text:p>
          </table:table-cell>
          <table:table-cell office:value-type="string" calcext:value-type="string">
            <text:p>renteneintritt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a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ild_num_tu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zve_nokfb</text:p>
          </table:table-cell>
          <table:table-cell table:style-name="ce2" office:value-type="string" calcext:value-type="string">
            <text:p>zve_kfb</text:p>
          </table:table-cell>
          <table:table-cell table:style-name="ce2" office:value-type="string" calcext:value-type="string">
            <text:p>zve_abg_nokfb</text:p>
          </table:table-cell>
          <table:table-cell table:style-name="ce2" office:value-type="string" calcext:value-type="string">
            <text:p>zve_abg_kf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gross_gde</text:p>
          </table:table-cell>
          <table:table-cell office:value-type="string" calcext:value-type="string">
            <text:p>ki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freib</text:p>
          </table:table-cell>
          <table:table-cell table:number-columns-repeated="986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2]+(65-[.V2])" office:value-type="float" office:value="2043" calcext:value-type="float">
            <text:p>2043</text:p>
          </table:table-cell>
          <table:table-cell table:formula="of:=([.O2]=0)*40+([.O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]-[.AD2]-36;0)" office:value-type="float" office:value="0" calcext:value-type="float">
            <text:p>0.00</text:p>
          </table:table-cell>
          <table:table-cell table:style-name="ce3" table:formula="of:=[.Y2]-[.AF2]" office:value-type="float" office:value="0" calcext:value-type="float">
            <text:p>0.00</text:p>
          </table:table-cell>
          <table:table-cell table:style-name="ce2" table:formula="of:=[.Y2]+MAX([.G2]*12-801-36;0)" office:value-type="float" office:value="363" calcext:value-type="float">
            <text:p>363</text:p>
          </table:table-cell>
          <table:table-cell table:style-name="ce2" table:formula="of:=MAX([.AA2]-[.AF3];0)" office:value-type="float" office:value="363" calcext:value-type="float">
            <text:p>363</text:p>
          </table:table-cell>
          <table:table-cell/>
          <table:table-cell table:formula="of:=INT(((0.6+(0.02*([.X2]-2005)))*(2*12*[.Q2]))-(12*[.Q2]))+[.AG2]" office:value-type="float" office:value="0" calcext:value-type="float">
            <text:p>0</text:p>
          </table:table-cell>
          <table:table-cell table:formula="of:=(12*[.F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]+[.T2]); MIN(12 *(0.96*[.S2]+[.T2]+[.R2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]+(65-[.V3])" office:value-type="float" office:value="2043" calcext:value-type="float">
            <text:p>2043</text:p>
          </table:table-cell>
          <table:table-cell table:formula="of:=([.O3]=0)*40+([.O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3]-[.AD3]-36;0)" office:value-type="float" office:value="4842" calcext:value-type="float">
            <text:p>4842.00</text:p>
          </table:table-cell>
          <table:table-cell table:style-name="ce3" table:formula="of:=[.Y3]-[.AF3]" office:value-type="float" office:value="4842" calcext:value-type="float">
            <text:p>4842.00</text:p>
          </table:table-cell>
          <table:table-cell table:style-name="ce2" table:formula="of:=[.Y3]+MAX([.G3]*12-801;0)" office:value-type="float" office:value="5241" calcext:value-type="float">
            <text:p>5241</text:p>
          </table:table-cell>
          <table:table-cell table:style-name="ce2" table:formula="of:=MAX([.AA3]-[.AF3];0)" office:value-type="float" office:value="5241" calcext:value-type="float">
            <text:p>5241</text:p>
          </table:table-cell>
          <table:table-cell/>
          <table:table-cell table:formula="of:=INT(((0.6+(0.02*([.X3]-2005)))*(2*12*[.Q3]))-(12*[.Q3]))+[.AG3]" office:value-type="float" office:value="1322" calcext:value-type="float">
            <text:p>1322</text:p>
          </table:table-cell>
          <table:table-cell table:formula="of:=(12*[.F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S3]+[.T3]); MIN(12 *(0.96*[.S3]+[.T3]+[.R3]);  1900)  ))"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4]+(65-[.V4])" office:value-type="float" office:value="2043" calcext:value-type="float">
            <text:p>2043</text:p>
          </table:table-cell>
          <table:table-cell table:formula="of:=([.O4]=0)*40+([.O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4]-[.AD4]-36;0)" office:value-type="float" office:value="7780" calcext:value-type="float">
            <text:p>7780.00</text:p>
          </table:table-cell>
          <table:table-cell table:style-name="ce3" table:formula="of:=[.Y4]-[.AF4]" office:value-type="float" office:value="7780" calcext:value-type="float">
            <text:p>7780.00</text:p>
          </table:table-cell>
          <table:table-cell table:style-name="ce2" table:formula="of:=[.Y4]+MAX([.G4]*12-801;0)" office:value-type="float" office:value="8179" calcext:value-type="float">
            <text:p>8179</text:p>
          </table:table-cell>
          <table:table-cell table:style-name="ce2" table:formula="of:=MAX([.AA4]-[.AF4];0)" office:value-type="float" office:value="8179" calcext:value-type="float">
            <text:p>8179</text:p>
          </table:table-cell>
          <table:table-cell/>
          <table:table-cell table:formula="of:=INT(((0.6+(0.02*([.X4]-2005)))*(2*12*[.Q4]))-(12*[.Q4]))+[.AG4]" office:value-type="float" office:value="1984" calcext:value-type="float">
            <text:p>1984</text:p>
          </table:table-cell>
          <table:table-cell table:formula="of:=(12*[.F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S4]+[.T4]); MIN(12 *(0.96*[.S4]+[.T4]+[.R4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5]+(65-[.V5])" office:value-type="float" office:value="2043" calcext:value-type="float">
            <text:p>2043</text:p>
          </table:table-cell>
          <table:table-cell table:formula="of:=([.O5]=0)*40+([.O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5]-[.AD5]-36;0)" office:value-type="float" office:value="10719" calcext:value-type="float">
            <text:p>10719.00</text:p>
          </table:table-cell>
          <table:table-cell table:style-name="ce3" table:formula="of:=[.Y5]-[.AF5]" office:value-type="float" office:value="10719" calcext:value-type="float">
            <text:p>10719.00</text:p>
          </table:table-cell>
          <table:table-cell table:style-name="ce2" table:formula="of:=[.Y5]+MAX([.G5]*12-801;0)" office:value-type="float" office:value="11118" calcext:value-type="float">
            <text:p>11118</text:p>
          </table:table-cell>
          <table:table-cell table:style-name="ce2" table:formula="of:=MAX([.AA5]-[.AF5];0)" office:value-type="float" office:value="11118" calcext:value-type="float">
            <text:p>11118</text:p>
          </table:table-cell>
          <table:table-cell/>
          <table:table-cell table:formula="of:=INT(((0.6+(0.02*([.X5]-2005)))*(2*12*[.Q5]))-(12*[.Q5]))+[.AG5]" office:value-type="float" office:value="2645" calcext:value-type="float">
            <text:p>2645</text:p>
          </table:table-cell>
          <table:table-cell table:formula="of:=(12*[.F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S5]+[.T5]); MIN(12 *(0.96*[.S5]+[.T5]+[.R5]);  1900)  ))"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6]+(65-[.V6])" office:value-type="float" office:value="2043" calcext:value-type="float">
            <text:p>2043</text:p>
          </table:table-cell>
          <table:table-cell table:formula="of:=([.O6]=0)*40+([.O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6]-[.AD6]-36;0)" office:value-type="float" office:value="13768" calcext:value-type="float">
            <text:p>13768.00</text:p>
          </table:table-cell>
          <table:table-cell table:style-name="ce3" table:formula="of:=[.Y6]-[.AF6]" office:value-type="float" office:value="13768" calcext:value-type="float">
            <text:p>13768.00</text:p>
          </table:table-cell>
          <table:table-cell table:style-name="ce2" table:formula="of:=[.Y6]+MAX([.G6]*12-801;0)" office:value-type="float" office:value="14167" calcext:value-type="float">
            <text:p>14167</text:p>
          </table:table-cell>
          <table:table-cell table:style-name="ce2" table:formula="of:=MAX([.AA6]-[.AF6];0)" office:value-type="float" office:value="14167" calcext:value-type="float">
            <text:p>14167</text:p>
          </table:table-cell>
          <table:table-cell/>
          <table:table-cell table:formula="of:=INT(((0.6+(0.02*([.X6]-2005)))*(2*12*[.Q6]))-(12*[.Q6]))+[.AG6]" office:value-type="float" office:value="3196" calcext:value-type="float">
            <text:p>3196</text:p>
          </table:table-cell>
          <table:table-cell table:formula="of:=(12*[.F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S6]+[.T6]); MIN(12 *(0.96*[.S6]+[.T6]+[.R6]);  1900)  ))"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7]+(65-[.V7])" office:value-type="float" office:value="2043" calcext:value-type="float">
            <text:p>2043</text:p>
          </table:table-cell>
          <table:table-cell table:formula="of:=([.O7]=0)*40+([.O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7]-[.AD7]-36;0)" office:value-type="float" office:value="49136" calcext:value-type="float">
            <text:p>49136.00</text:p>
          </table:table-cell>
          <table:table-cell table:style-name="ce3" table:formula="of:=[.Y7]-[.AF7]" office:value-type="float" office:value="49136" calcext:value-type="float">
            <text:p>49136.00</text:p>
          </table:table-cell>
          <table:table-cell table:style-name="ce2" table:formula="of:=[.Y7]+MAX([.G7]*12-801;0)" office:value-type="float" office:value="49535" calcext:value-type="float">
            <text:p>49535</text:p>
          </table:table-cell>
          <table:table-cell table:style-name="ce2" table:formula="of:=MAX([.AA7]-[.AF7];0)" office:value-type="float" office:value="49535" calcext:value-type="float">
            <text:p>49535</text:p>
          </table:table-cell>
          <table:table-cell/>
          <table:table-cell table:formula="of:=INT(((0.6+(0.02*([.X7]-2005)))*(2*12*[.Q7]))-(12*[.Q7]))+[.AG7]" office:value-type="float" office:value="9828" calcext:value-type="float">
            <text:p>9828</text:p>
          </table:table-cell>
          <table:table-cell table:formula="of:=(12*[.F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S7]+[.T7]); MIN(12 *(0.96*[.S7]+[.T7]+[.R7]);  1900)  ))"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8]+(65-[.V8])" office:value-type="float" office:value="2035" calcext:value-type="float">
            <text:p>2035</text:p>
          </table:table-cell>
          <table:table-cell table:formula="of:=([.O8]=0)*40+([.O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8]-[.AD8]-36;0)" office:value-type="float" office:value="0" calcext:value-type="float">
            <text:p>0.00</text:p>
          </table:table-cell>
          <table:table-cell table:style-name="ce3" table:formula="of:=[.Y8]-[.AF8]" office:value-type="float" office:value="0" calcext:value-type="float">
            <text:p>0.00</text:p>
          </table:table-cell>
          <table:table-cell table:style-name="ce2" table:formula="of:=[.Y8]+MAX([.G8]*12-801-36;0)" office:value-type="float" office:value="363" calcext:value-type="float">
            <text:p>363</text:p>
          </table:table-cell>
          <table:table-cell table:style-name="ce2" table:formula="of:=MAX([.AA8]-[.AF8];0)" office:value-type="float" office:value="363" calcext:value-type="float">
            <text:p>363</text:p>
          </table:table-cell>
          <table:table-cell/>
          <table:table-cell table:formula="of:=INT(((0.6+(0.02*([.X8]-2005)))*(2*12*[.Q8]))-(12*[.Q8]))+[.AG8]" office:value-type="float" office:value="0" calcext:value-type="float">
            <text:p>0</text:p>
          </table:table-cell>
          <table:table-cell table:formula="of:=(12*[.F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8]+[.T8]); MIN(12 *(0.96*[.S8]+[.T8]+[.R8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9]+(65-[.V9])" office:value-type="float" office:value="2035" calcext:value-type="float">
            <text:p>2035</text:p>
          </table:table-cell>
          <table:table-cell table:formula="of:=([.O9]=0)*40+([.O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9]-[.AD9]-36;0)" office:value-type="float" office:value="5152" calcext:value-type="float">
            <text:p>5152.00</text:p>
          </table:table-cell>
          <table:table-cell table:style-name="ce3" table:formula="of:=[.Y9]-[.AF9]" office:value-type="float" office:value="5152" calcext:value-type="float">
            <text:p>5152.00</text:p>
          </table:table-cell>
          <table:table-cell table:style-name="ce2" table:formula="of:=[.Y9]+MAX([.G9]*12-801;0)" office:value-type="float" office:value="5551" calcext:value-type="float">
            <text:p>5551</text:p>
          </table:table-cell>
          <table:table-cell table:style-name="ce2" table:formula="of:=MAX([.AA9]-[.AF9];0)" office:value-type="float" office:value="5551" calcext:value-type="float">
            <text:p>5551</text:p>
          </table:table-cell>
          <table:table-cell/>
          <table:table-cell table:formula="of:=INT(((0.6+(0.02*([.X9]-2005)))*(2*12*[.Q9]))-(12*[.Q9]))+[.AG9]" office:value-type="float" office:value="1092" calcext:value-type="float">
            <text:p>1092</text:p>
          </table:table-cell>
          <table:table-cell table:formula="of:=(12*[.F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S9]+[.T9]); MIN(12 *(0.96*[.S9]+[.T9]+[.R9]);  1900)  ))"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0]+(65-[.V10])" office:value-type="float" office:value="2035" calcext:value-type="float">
            <text:p>2035</text:p>
          </table:table-cell>
          <table:table-cell table:formula="of:=([.O10]=0)*40+([.O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0]-[.AD10]-36;0)" office:value-type="float" office:value="8205" calcext:value-type="float">
            <text:p>8205.00</text:p>
          </table:table-cell>
          <table:table-cell table:style-name="ce3" table:formula="of:=[.Y10]-[.AF10]" office:value-type="float" office:value="8205" calcext:value-type="float">
            <text:p>8205.00</text:p>
          </table:table-cell>
          <table:table-cell table:style-name="ce2" table:formula="of:=[.Y10]+MAX([.G10]*12-801;0)" office:value-type="float" office:value="8604" calcext:value-type="float">
            <text:p>8604</text:p>
          </table:table-cell>
          <table:table-cell table:style-name="ce2" table:formula="of:=MAX([.AA10]-[.AF10];0)" office:value-type="float" office:value="8604" calcext:value-type="float">
            <text:p>8604</text:p>
          </table:table-cell>
          <table:table-cell/>
          <table:table-cell table:formula="of:=INT(((0.6+(0.02*([.X10]-2005)))*(2*12*[.Q10]))-(12*[.Q10]))+[.AG10]" office:value-type="float" office:value="1639" calcext:value-type="float">
            <text:p>1639</text:p>
          </table:table-cell>
          <table:table-cell table:formula="of:=(12*[.F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S10]+[.T10]); MIN(12 *(0.96*[.S10]+[.T10]+[.R10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1]+(65-[.V11])" office:value-type="float" office:value="2035" calcext:value-type="float">
            <text:p>2035</text:p>
          </table:table-cell>
          <table:table-cell table:formula="of:=([.O11]=0)*40+([.O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1]-[.AD11]-36;0)" office:value-type="float" office:value="11259" calcext:value-type="float">
            <text:p>11259.00</text:p>
          </table:table-cell>
          <table:table-cell table:style-name="ce3" table:formula="of:=[.Y11]-[.AF11]" office:value-type="float" office:value="11259" calcext:value-type="float">
            <text:p>11259.00</text:p>
          </table:table-cell>
          <table:table-cell table:style-name="ce2" table:formula="of:=[.Y11]+MAX([.G11]*12-801;0)" office:value-type="float" office:value="11658" calcext:value-type="float">
            <text:p>11658</text:p>
          </table:table-cell>
          <table:table-cell table:style-name="ce2" table:formula="of:=MAX([.AA11]-[.AF11];0)" office:value-type="float" office:value="11658" calcext:value-type="float">
            <text:p>11658</text:p>
          </table:table-cell>
          <table:table-cell/>
          <table:table-cell table:formula="of:=INT(((0.6+(0.02*([.X11]-2005)))*(2*12*[.Q11]))-(12*[.Q11]))+[.AG11]" office:value-type="float" office:value="2185" calcext:value-type="float">
            <text:p>2185</text:p>
          </table:table-cell>
          <table:table-cell table:formula="of:=(12*[.F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S11]+[.T11]); MIN(12 *(0.96*[.S11]+[.T11]+[.R11]);  1900)  ))"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2]+(65-[.V12])" office:value-type="float" office:value="2035" calcext:value-type="float">
            <text:p>2035</text:p>
          </table:table-cell>
          <table:table-cell table:formula="of:=([.O12]=0)*40+([.O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2]-[.AD12]-36;0)" office:value-type="float" office:value="14424" calcext:value-type="float">
            <text:p>14424.00</text:p>
          </table:table-cell>
          <table:table-cell table:style-name="ce3" table:formula="of:=[.Y12]-[.AF12]" office:value-type="float" office:value="14424" calcext:value-type="float">
            <text:p>14424.00</text:p>
          </table:table-cell>
          <table:table-cell table:style-name="ce2" table:formula="of:=[.Y12]+MAX([.G12]*12-801;0)" office:value-type="float" office:value="14823" calcext:value-type="float">
            <text:p>14823</text:p>
          </table:table-cell>
          <table:table-cell table:style-name="ce2" table:formula="of:=MAX([.AA12]-[.AF12];0)" office:value-type="float" office:value="14823" calcext:value-type="float">
            <text:p>14823</text:p>
          </table:table-cell>
          <table:table-cell/>
          <table:table-cell table:formula="of:=INT(((0.6+(0.02*([.X12]-2005)))*(2*12*[.Q12]))-(12*[.Q12]))+[.AG12]" office:value-type="float" office:value="2620" calcext:value-type="float">
            <text:p>2620</text:p>
          </table:table-cell>
          <table:table-cell table:formula="of:=(12*[.F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S12]+[.T12]); MIN(12 *(0.96*[.S12]+[.T12]+[.R12]);  1900)  ))"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3]+(65-[.V13])" office:value-type="float" office:value="2035" calcext:value-type="float">
            <text:p>2035</text:p>
          </table:table-cell>
          <table:table-cell table:formula="of:=([.O13]=0)*40+([.O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3]-[.AD13]-36;0)" office:value-type="float" office:value="83606" calcext:value-type="float">
            <text:p>83606.00</text:p>
          </table:table-cell>
          <table:table-cell table:style-name="ce3" table:formula="of:=[.Y13]-[.AF13]" office:value-type="float" office:value="83606" calcext:value-type="float">
            <text:p>83606.00</text:p>
          </table:table-cell>
          <table:table-cell table:style-name="ce2" table:formula="of:=[.Y13]+MAX([.G13]*12-801;0)" office:value-type="float" office:value="84005" calcext:value-type="float">
            <text:p>84005</text:p>
          </table:table-cell>
          <table:table-cell table:style-name="ce2" table:formula="of:=MAX([.AA13]-[.AF13];0)" office:value-type="float" office:value="84005" calcext:value-type="float">
            <text:p>84005</text:p>
          </table:table-cell>
          <table:table-cell/>
          <table:table-cell table:formula="of:=INT(((0.6+(0.02*([.X13]-2005)))*(12*2*0.0995*5500))-(12*0.0995*5500))+[.AG13]" office:value-type="float" office:value="11438" calcext:value-type="float">
            <text:p>11438</text:p>
          </table:table-cell>
          <table:table-cell table:formula="of:=(12*[.F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S13]+[.T13]); MIN(12 *(0.96*[.S13]+[.T13]+[.R13]);  1900)  ))"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4]+(65-[.V14])" office:value-type="float" office:value="2037" calcext:value-type="float">
            <text:p>2037</text:p>
          </table:table-cell>
          <table:table-cell table:formula="of:=([.O14]=0)*40+([.O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formula="of:=MAX([.AE14]-[.AD14]-36-1308;0)" office:value-type="float" office:value="18301" calcext:value-type="float">
            <text:p>18301.00</text:p>
          </table:table-cell>
          <table:table-cell table:style-name="ce3" table:formula="of:=[.Y14]-[.AF14]" office:value-type="float" office:value="14797" calcext:value-type="float">
            <text:p>14797.00</text:p>
          </table:table-cell>
          <table:table-cell table:style-name="ce2" table:formula="of:=[.Y14]+MAX([.G14]*12-801;0)" office:value-type="float" office:value="18700" calcext:value-type="float">
            <text:p>18700</text:p>
          </table:table-cell>
          <table:table-cell table:style-name="ce2" table:formula="of:=MAX([.AA14]-[.AF14];0)" office:value-type="float" office:value="15196" calcext:value-type="float">
            <text:p>15196</text:p>
          </table:table-cell>
          <table:table-cell/>
          <table:table-cell table:formula="of:=INT(((0.6+(0.02*([.X14]-2005)))*(2*12*[.Q14]))-(12*[.Q14]))+[.AG14]" office:value-type="float" office:value="3355" calcext:value-type="float">
            <text:p>3355</text:p>
          </table:table-cell>
          <table:table-cell table:formula="of:=(12*[.F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S14]+[.T14]); MIN(12 *(0.96*[.S14]+[.T14]+[.R14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5]+(65-[.V15])" office:value-type="float" office:value="2072" calcext:value-type="float">
            <text:p>2072</text:p>
          </table:table-cell>
          <table:table-cell table:formula="of:=([.O15]=0)*40+([.O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5]-2005)))*(2*12*[.Q15]))-(12*[.Q15]))+[.AG15]" office:value-type="float" office:value="0" calcext:value-type="float">
            <text:p>0</text:p>
          </table:table-cell>
          <table:table-cell table:formula="of:=(12*[.F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5]+[.T15]); MIN(12 *(0.96*[.S15]+[.T15]+[.R15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6]+(65-[.V16])" office:value-type="float" office:value="2034" calcext:value-type="float">
            <text:p>2034</text:p>
          </table:table-cell>
          <table:table-cell table:formula="of:=([.O16]=0)*40+([.O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formula="of:=MAX([.AE16]-[.AD16]-36-1308;0)" office:value-type="float" office:value="33736" calcext:value-type="float">
            <text:p>33736.00</text:p>
          </table:table-cell>
          <table:table-cell table:style-name="ce3" table:formula="of:=[.Y16]-[.AF16]" office:value-type="float" office:value="30724" calcext:value-type="float">
            <text:p>30724.00</text:p>
          </table:table-cell>
          <table:table-cell table:style-name="ce2" table:formula="of:=[.Y16]+MAX([.G16]*12-801;0)" office:value-type="float" office:value="34135" calcext:value-type="float">
            <text:p>34135</text:p>
          </table:table-cell>
          <table:table-cell table:style-name="ce2" table:formula="of:=MAX([.AA16]-[.AF16];0)" office:value-type="float" office:value="31123" calcext:value-type="float">
            <text:p>31123</text:p>
          </table:table-cell>
          <table:table-cell/>
          <table:table-cell office:value-type="float" office:value="0" calcext:value-type="float">
            <text:p>0</text:p>
          </table:table-cell>
          <table:table-cell table:formula="of:=(12*[.F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AX(12 *(0.96*[.S16]+[.T16]); MIN(12 *(0.96*[.S16]+[.T16]+[.R16]);  1900)  ))"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7]+(65-[.V17])" office:value-type="float" office:value="2069" calcext:value-type="float">
            <text:p>2069</text:p>
          </table:table-cell>
          <table:table-cell table:formula="of:=([.O17]=0)*40+([.O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7]-2005)))*(2*12*[.Q17]))-(12*[.Q17]))+[.AG17]" office:value-type="float" office:value="0" calcext:value-type="float">
            <text:p>0</text:p>
          </table:table-cell>
          <table:table-cell table:formula="of:=(12*[.F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7]+[.T17]); MIN(12 *(0.96*[.S17]+[.T17]+[.R17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X18]+(65-[.V18])" office:value-type="float" office:value="2030" calcext:value-type="float">
            <text:p>2030</text:p>
          </table:table-cell>
          <table:table-cell table:formula="of:=([.O18]=0)*40+([.O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AE18]-[.AD18]-36-1308;0)" office:value-type="float" office:value="32315" calcext:value-type="float">
            <text:p>32315.00</text:p>
          </table:table-cell>
          <table:table-cell table:style-name="ce3" table:formula="of:=[.Y18]-[.AF18]" office:value-type="float" office:value="29411" calcext:value-type="float">
            <text:p>29411.00</text:p>
          </table:table-cell>
          <table:table-cell table:style-name="ce2" table:formula="of:=[.Y18]+MAX([.G18]*12-1370-51;0)" office:value-type="float" office:value="42894" calcext:value-type="float">
            <text:p>42894</text:p>
          </table:table-cell>
          <table:table-cell table:style-name="ce2" table:formula="of:=MAX([.AA18]-[.AF18];0)" office:value-type="float" office:value="39990" calcext:value-type="float">
            <text:p>39990</text:p>
          </table:table-cell>
          <table:table-cell/>
          <table:table-cell office:value-type="float" office:value="0" calcext:value-type="float">
            <text:p>0</text:p>
          </table:table-cell>
          <table:table-cell table:formula="of:=(12*[.F18]+((12*[.D18])-920)*([.D18]&gt;450)+MAX((12*[.G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AX(12 *(0.96*[.S18]+[.T18]); MIN(12 *(0.96*[.S18]+[.T18]+[.R18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9]+(65-[.V19])" office:value-type="float" office:value="2065" calcext:value-type="float">
            <text:p>2065</text:p>
          </table:table-cell>
          <table:table-cell table:formula="of:=([.O19]=0)*40+([.O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9]-2005)))*(2*12*[.Q19]))-(12*[.Q19]))+[.AG19]" office:value-type="float" office:value="0" calcext:value-type="float">
            <text:p>0</text:p>
          </table:table-cell>
          <table:table-cell table:formula="of:=(12*[.F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9]+[.T19]); MIN(12 *(0.96*[.S19]+[.T19]+[.R19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0]+(65-[.V20])" office:value-type="float" office:value="2053" calcext:value-type="float">
            <text:p>2053</text:p>
          </table:table-cell>
          <table:table-cell table:formula="of:=([.O20]=0)*40+([.O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0]-[.AD20]-36;0)" office:value-type="float" office:value="19033" calcext:value-type="float">
            <text:p>19033.00</text:p>
          </table:table-cell>
          <table:table-cell table:style-name="ce3" table:formula="of:=[.Y20]-[.AF20]" office:value-type="float" office:value="19033" calcext:value-type="float">
            <text:p>19033.00</text:p>
          </table:table-cell>
          <table:table-cell table:style-name="ce2" table:formula="of:=[.Y20]+MAX([.G20]*12-801;0)" office:value-type="float" office:value="19033" calcext:value-type="float">
            <text:p>19033</text:p>
          </table:table-cell>
          <table:table-cell table:style-name="ce2" table:formula="of:=MAX([.AA20]-[.AF20];0)" office:value-type="float" office:value="19033" calcext:value-type="float">
            <text:p>19033</text:p>
          </table:table-cell>
          <table:table-cell/>
          <table:table-cell table:formula="of:=INT(((0.6+(0.02*([.X20]-2005)))*(2*12*[.Q20]))-(12*[.Q20]))+[.AG20]" office:value-type="float" office:value="3931" calcext:value-type="float">
            <text:p>3931</text:p>
          </table:table-cell>
          <table:table-cell table:formula="of:=(12*[.F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S20]+[.T20]); MIN(12 *(0.96*[.S20]+[.T20]+[.R20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1]+(65-[.V21])" office:value-type="float" office:value="2053" calcext:value-type="float">
            <text:p>2053</text:p>
          </table:table-cell>
          <table:table-cell table:formula="of:=([.O21]=0)*40+([.O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1]-[.AD21]-36;0)" office:value-type="float" office:value="8759" calcext:value-type="float">
            <text:p>8759.00</text:p>
          </table:table-cell>
          <table:table-cell table:style-name="ce3" table:formula="of:=[.Y21]-[.AF21]" office:value-type="float" office:value="8759" calcext:value-type="float">
            <text:p>8759.00</text:p>
          </table:table-cell>
          <table:table-cell table:style-name="ce2" table:formula="of:=[.Y21]+MAX([.G21]*12-801;0)" office:value-type="float" office:value="8759" calcext:value-type="float">
            <text:p>8759</text:p>
          </table:table-cell>
          <table:table-cell table:style-name="ce2" table:formula="of:=MAX([.AA21]-[.AF21];0)" office:value-type="float" office:value="8759" calcext:value-type="float">
            <text:p>8759</text:p>
          </table:table-cell>
          <table:table-cell/>
          <table:table-cell table:formula="of:=INT(((0.6+(0.02*([.X21]-2005)))*(2*12*[.Q21]))-(12*[.Q21]))+[.AG21]" office:value-type="float" office:value="2205" calcext:value-type="float">
            <text:p>2205</text:p>
          </table:table-cell>
          <table:table-cell table:formula="of:=(12*[.F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S21]+[.T21]); MIN(12 *(0.96*[.S21]+[.T21]+[.R21]);  1900)  ))" office:value-type="float" office:value="1341" calcext:value-type="float">
            <text:p>13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X22]+(65-[.V22])" office:value-type="float" office:value="2053" calcext:value-type="float">
            <text:p>2053</text:p>
          </table:table-cell>
          <table:table-cell table:formula="of:=([.O22]=0)*40+([.O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.50</text:p>
          </table:table-cell>
          <table:table-cell table:style-name="ce3" table:formula="of:=[.Y22]-[.AF22]" office:value-type="float" office:value="16622.5" calcext:value-type="float">
            <text:p>16622.50</text:p>
          </table:table-cell>
          <table:table-cell table:style-name="ce2" table:formula="of:=[.Y22]+MAX(0.5*([.G22]*12-(2*801));0)" office:value-type="float" office:value="24449.5" calcext:value-type="float">
            <text:p>24449.5</text:p>
          </table:table-cell>
          <table:table-cell table:style-name="ce2" table:formula="of:=MAX([.AA22]-[.AF22];0)" office:value-type="float" office:value="17021.5" calcext:value-type="float">
            <text:p>17021.5</text:p>
          </table:table-cell>
          <table:table-cell/>
          <table:table-cell table:formula="of:=INT(((0.6+(0.02*([.X22]-2005)))*(2*12*[.Q22]))-(12*[.Q22]))+[.AG22]" office:value-type="float" office:value="5896" calcext:value-type="float">
            <text:p>5896</text:p>
          </table:table-cell>
          <table:table-cell table:formula="of:=(12*[.F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2]+[.T22]); MIN(12 *(0.96*[.S22]+[.T22]+[.R22]);  1900)  ))"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3]+(65-[.V23])" office:value-type="float" office:value="2053" calcext:value-type="float">
            <text:p>2053</text:p>
          </table:table-cell>
          <table:table-cell table:formula="of:=([.O23]=0)*40+([.O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.50</text:p>
          </table:table-cell>
          <table:table-cell table:style-name="ce3" table:formula="of:=[.Y23]-[.AF23]" office:value-type="float" office:value="16622.5" calcext:value-type="float">
            <text:p>16622.50</text:p>
          </table:table-cell>
          <table:table-cell table:style-name="ce2" table:formula="of:=[.Y22]+MAX(0.5*([.G22]*12-(2*801));0)" office:value-type="float" office:value="24449.5" calcext:value-type="float">
            <text:p>24449.5</text:p>
          </table:table-cell>
          <table:table-cell table:style-name="ce2" table:formula="of:=MAX([.AA23]-[.AF23];0)" office:value-type="float" office:value="17021.5" calcext:value-type="float">
            <text:p>17021.5</text:p>
          </table:table-cell>
          <table:table-cell/>
          <table:table-cell table:formula="of:=INT(((0.6+(0.02*([.X23]-2005)))*(2*12*[.Q23]))-(12*[.Q23]))+[.AG23]" office:value-type="float" office:value="3931" calcext:value-type="float">
            <text:p>3931</text:p>
          </table:table-cell>
          <table:table-cell table:formula="of:=(12*[.F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3]+[.T23]); MIN(12 *(0.96*[.S23]+[.T23]+[.R23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24]+(65-[.V24])" office:value-type="float" office:value="2075" calcext:value-type="float">
            <text:p>2075</text:p>
          </table:table-cell>
          <table:table-cell table:formula="of:=([.O24]=0)*40+([.O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4]-2005)))*(2*12*[.Q24]))-(12*[.Q24]))+[.AG24]" office:value-type="float" office:value="0" calcext:value-type="float">
            <text:p>0</text:p>
          </table:table-cell>
          <table:table-cell table:formula="of:=(12*[.F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4]+[.T24]); MIN(12 *(0.96*[.S24]+[.T24]+[.R24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25]+(65-[.V25])" office:value-type="float" office:value="2080" calcext:value-type="float">
            <text:p>2080</text:p>
          </table:table-cell>
          <table:table-cell table:formula="of:=([.O25]=0)*40+([.O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5]-2005)))*(2*12*[.Q25]))-(12*[.Q25]))+[.AG25]" office:value-type="float" office:value="0" calcext:value-type="float">
            <text:p>0</text:p>
          </table:table-cell>
          <table:table-cell table:formula="of:=(12*[.F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5]+[.T25]); MIN(12 *(0.96*[.S25]+[.T25]+[.R25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X26]+(65-[.V26])" office:value-type="float" office:value="2043" calcext:value-type="float">
            <text:p>2043</text:p>
          </table:table-cell>
          <table:table-cell table:formula="of:=([.O26]=0)*40+([.O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H26]+[.AH27])/2" office:value-type="float" office:value="38436" calcext:value-type="float">
            <text:p>38436.00</text:p>
          </table:table-cell>
          <table:table-cell table:style-name="ce5" table:formula="of:=([.$AK$26]+[.$AK$27])/2" office:value-type="float" office:value="27294" calcext:value-type="float">
            <text:p>27294.00</text:p>
          </table:table-cell>
          <table:table-cell table:style-name="ce6" table:formula="of:=[.Y26]+MAX([.G26]*12-2*801;0)" office:value-type="float" office:value="39834" calcext:value-type="float">
            <text:p>39834</text:p>
          </table:table-cell>
          <table:table-cell table:style-name="ce5" table:formula="of:=[.Z26]+MAX([.G26]*12-2*801;0)" office:value-type="float" office:value="28692" calcext:value-type="float">
            <text:p>28692.00</text:p>
          </table:table-cell>
          <table:table-cell table:style-name="ce4"/>
          <table:table-cell table:style-name="ce4" table:formula="of:=INT(((0.6+(0.02*([.X26]-2005)))*(2*12*[.Q26]))-(12*[.Q26]))+[.AG26]" office:value-type="float" office:value="12371" calcext:value-type="float">
            <text:p>12371</text:p>
          </table:table-cell>
          <table:table-cell table:style-name="ce4" table:formula="of:=(12*[.F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S26]+[.T26]); MIN(12 *(0.96*[.S26]+[.T26]+[.R26]);  1900)  ))" office:value-type="float" office:value="7711" calcext:value-type="float">
            <text:p>7711</text:p>
          </table:table-cell>
          <table:table-cell table:formula="of:=[.AE26]-[.AD26]-36-570" office:value-type="float" office:value="70023" calcext:value-type="float">
            <text:p>70023</text:p>
          </table:table-cell>
          <table:table-cell table:formula="of:=[.AH26]-[.AH27]" office:value-type="float" office:value="63174" calcext:value-type="float">
            <text:p>63174</text:p>
          </table:table-cell>
          <table:table-cell/>
          <table:table-cell table:formula="of:=[.AH26]-([.AF26]-[.AJ27])" office:value-type="float" office:value="54588" calcext:value-type="float">
            <text:p>5458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7]+(65-[.V27])" office:value-type="float" office:value="2043" calcext:value-type="float">
            <text:p>2043</text:p>
          </table:table-cell>
          <table:table-cell table:formula="of:=([.O27]=0)*40+([.O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5" table:formula="of:=([.AH27]+[.AH26])/2" office:value-type="float" office:value="38436" calcext:value-type="float">
            <text:p>38436.00</text:p>
          </table:table-cell>
          <table:table-cell table:style-name="ce5" table:formula="of:=([.$AK$26]+[.$AK$27])/2" office:value-type="float" office:value="27294" calcext:value-type="float">
            <text:p>27294.00</text:p>
          </table:table-cell>
          <table:table-cell table:style-name="ce2" table:formula="of:=[.Y27]+MAX([.G27]*12-2*801;0)" office:value-type="float" office:value="39834" calcext:value-type="float">
            <text:p>39834</text:p>
          </table:table-cell>
          <table:table-cell table:style-name="ce5" table:formula="of:=[.Z27]+MAX([.G26]*12-2*801;0)" office:value-type="float" office:value="28692" calcext:value-type="float">
            <text:p>28692.00</text:p>
          </table:table-cell>
          <table:table-cell/>
          <table:table-cell table:formula="of:=INT(((0.6+(0.02*([.X27]-2005)))*(2*12*[.Q27]))-(12*[.Q27]))+[.AG27]" office:value-type="float" office:value="1715" calcext:value-type="float">
            <text:p>1715</text:p>
          </table:table-cell>
          <table:table-cell table:formula="of:=(12*[.F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S27]+[.T27]); MIN(12 *(0.96*[.S27]+[.T27]+[.R27]);  1900)  ))" office:value-type="float" office:value="1073" calcext:value-type="float">
            <text:p>1073</text:p>
          </table:table-cell>
          <table:table-cell table:formula="of:=[.AE27]-[.AD27]-36" office:value-type="float" office:value="6849" calcext:value-type="float">
            <text:p>6849</text:p>
          </table:table-cell>
          <table:table-cell/>
          <table:table-cell table:formula="of:=[.AH27]-[.AF27]" office:value-type="float" office:value="-4293" calcext:value-type="float">
            <text:p>-4293</text:p>
          </table:table-cell>
          <table:table-cell table:formula="of:=[.AH27]-([.AF27]+[.AJ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8]+(65-[.V28])" office:value-type="float" office:value="2068" calcext:value-type="float">
            <text:p>2068</text:p>
          </table:table-cell>
          <table:table-cell table:formula="of:=([.O28]=0)*40+([.O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F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8]+[.T28]); MIN(12 *(0.96*[.S28]+[.T28]+[.R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9]+(65-[.V29])" office:value-type="float" office:value="2073" calcext:value-type="float">
            <text:p>2073</text:p>
          </table:table-cell>
          <table:table-cell table:formula="of:=([.O29]=0)*40+([.O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F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9]+[.T29]); MIN(12 *(0.96*[.S29]+[.T29]+[.R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0]+(65-[.V30])" office:value-type="float" office:value="2075" calcext:value-type="float">
            <text:p>2075</text:p>
          </table:table-cell>
          <table:table-cell table:formula="of:=([.O30]=0)*40+([.O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F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30]+[.T30]); MIN(12 *(0.96*[.S30]+[.T30]+[.R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1]+(65-[.V31])" office:value-type="float" office:value="2008" calcext:value-type="float">
            <text:p>2008</text:p>
          </table:table-cell>
          <table:table-cell table:formula="of:=([.O31]=0)*40+([.O3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31]" office:value-type="float" office:value="90" calcext:value-type="float">
            <text:p>90</text:p>
          </table:table-cell>
          <table:table-cell table:formula="of:=0.02*[.D31]" office:value-type="float" office:value="18" calcext:value-type="float">
            <text:p>18</text:p>
          </table:table-cell>
          <table:table-cell table:formula="of:=0.08*[.D31]" office:value-type="float" office:value="72" calcext:value-type="float">
            <text:p>72</text:p>
          </table:table-cell>
          <table:table-cell table:formula="of:=0.015*[.D31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31]-[.AD31]-36;0) - [.AL31]" office:value-type="float" office:value="6685" calcext:value-type="float">
            <text:p>6685.00</text:p>
          </table:table-cell>
          <table:table-cell table:style-name="ce3" table:formula="of:=[.Y31]-[.AF31]" office:value-type="float" office:value="6685" calcext:value-type="float">
            <text:p>6685.00</text:p>
          </table:table-cell>
          <table:table-cell table:style-name="ce2" table:formula="of:=[.Y31]+MAX([.G31]*12-801;0)" office:value-type="float" office:value="7084" calcext:value-type="float">
            <text:p>7084</text:p>
          </table:table-cell>
          <table:table-cell table:style-name="ce2" table:formula="of:=MAX([.AA31]-[.AF31];0)" office:value-type="float" office:value="7084" calcext:value-type="float">
            <text:p>7084</text:p>
          </table:table-cell>
          <table:table-cell/>
          <table:table-cell table:formula="of:=INT(((0.6+(0.02*([.X31]-2005)))*(2*12*[.Q31]))-(12*[.Q31]))+[.AG31]" office:value-type="float" office:value="1639" calcext:value-type="float">
            <text:p>1639</text:p>
          </table:table-cell>
          <table:table-cell table:formula="of:=(12*[.F31]+(12*[.D31] - 920)*([.D31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S31]+[.T31]); MIN(12 *(0.96*[.S31]+[.T31]+[.R31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  <table:table-cell table:number-columns-repeated="98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2:48:22.974164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2-23T12:48:40.149688941</dc:date>
    <meta:editing-duration>PT2M14S</meta:editing-duration>
    <meta:editing-cycles>4</meta:editing-cycles>
    <meta:document-statistic meta:table-count="1" meta:cell-count="1004" meta:object-count="0"/>
  </office:meta>
</office:document-meta>
</file>